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ore<text:s/></text:p>
          </table:table-cell>
          <table:table-cell office:value-type="string" table:style-name="ce1">
            <text:p>Monthly Sales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standard devia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A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49.416666666666664" table:formula="of:=AVERAGE([.B2:.B13])" table:style-name="ce1">
            <text:p>49.41666667</text:p>
          </table:table-cell>
          <table:table-cell office:value-type="float" office:value="47.5" table:formula="of:=MEDIAN([.B2:.B13])" table:style-name="ce1">
            <text:p>47.5</text:p>
          </table:table-cell>
          <table:table-cell office:value-type="float" office:value="46" table:formula="of:=MODE([.B2:.B13])" table:style-name="ce1">
            <text:p>46</text:p>
          </table:table-cell>
          <table:table-cell office:value-type="float" office:value="29" table:formula="of:=MAX([.B2:.B13]) - MIN([.B2:.B13])" table:style-name="ce1">
            <text:p>29</text:p>
          </table:table-cell>
          <table:table-cell office:value-type="float" office:value="7.6331613054586773" table:formula="of:=STDEV([.B2:.B13])" table:style-name="ce1">
            <text:p>7.633161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B</text:p>
          </table:table-cell>
          <table:table-cell office:value-type="float" office:value="44" table:style-name="ce1">
            <text:p>44</text:p>
          </table:table-cell>
          <table:table-cell table:number-columns-repeated="5" table:style-name="ce1"/>
          <table:table-cell office:value-type="float" office:value="2.9076701075853588" table:formula="of:=STDEV([.B2:.B8]; [.B10:.B13])" table:style-name="ce1">
            <text:p>2.9076701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C</text:p>
          </table:table-cell>
          <table:table-cell office:value-type="float" office:value="49" table:style-name="ce1">
            <text:p>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D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E</text:p>
          </table:table-cell>
          <table:table-cell office:value-type="float" office:value="52" table:style-name="ce1">
            <text:p>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F</text:p>
          </table:table-cell>
          <table:table-cell office:value-type="float" office:value="47" table:style-name="ce1">
            <text:p>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G</text:p>
          </table:table-cell>
          <table:table-cell office:value-type="float" office:value="45" table:style-name="ce1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H</text:p>
          </table:table-cell>
          <table:table-cell office:value-type="float" office:value="72" table:style-name="ce1">
            <text:p>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I</text:p>
          </table:table-cell>
          <table:table-cell office:value-type="float" office:value="43" table:style-name="ce1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J</text:p>
          </table:table-cell>
          <table:table-cell office:value-type="float" office:value="48" table:style-name="ce1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K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tre L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Average performance</text:p>
          </table:table-cell>
          <table:table-cell table:number-columns-repeated="3" table:style-name="ce1"/>
          <table:table-cell office:value-type="string" table:style-name="ce1">
            <text:p>Tightly grouped or spread out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thly sales for the mean was 49.4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wn sandman</meta:initial-creator>
    <dc:creator>shawn sandman</dc:creator>
    <meta:creation-date>2026-03-25T19:20:17Z</meta:creation-date>
    <dc:date>2026-03-27T16:23:27Z</dc:date>
  </office:meta>
</office:document-meta>
</file>